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edInputStream.shift( int c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ushedInputStream.PushedInputStream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shedInputStream.read( byte [ ] b , int off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shedInputStream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OutputStream.write( byte b [ ] , int off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ushedInputStream.Pushed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ushed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ed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shed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shedInputStream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shedInputStream.skip( long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ushed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